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01d" officeooo:paragraph-rsid="00095872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aakar" fo:font-size="20pt" fo:font-weight="bold" officeooo:rsid="001ec1c8" officeooo:paragraph-rsid="00095872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normal" officeooo:rsid="00204804" officeooo:paragraph-rsid="00095872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1ec1c8" officeooo:paragraph-rsid="00095872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2289ec" officeooo:paragraph-rsid="00095872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size="20pt" fo:font-weight="bold" officeooo:rsid="00204804" officeooo:paragraph-rsid="00095872" style:font-size-asian="20pt" style:font-weight-asian="bold" style:font-size-complex="20pt" style:font-weight-complex="bold"/>
    </style:style>
    <style:style style:name="T1" style:family="text">
      <style:text-properties style:font-name="aakar"/>
    </style:style>
    <style:style style:name="T2" style:family="text">
      <style:text-properties style:font-name="aakar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aakar" fo:font-size="20pt" fo:font-weight="bold" officeooo:rsid="001ec1c8" style:font-size-asian="20pt" style:font-weight-asian="bold" style:font-size-complex="20pt" style:font-weight-complex="bold"/>
    </style:style>
    <style:style style:name="T4" style:family="text">
      <style:text-properties style:font-name="aakar" fo:font-size="20pt" fo:font-weight="bold" officeooo:rsid="00204804" style:font-size-asian="20pt" style:font-weight-asian="bold" style:font-size-complex="20pt" style:font-weight-complex="bold"/>
    </style:style>
    <style:style style:name="T5" style:family="text">
      <style:text-properties style:font-name="aakar" fo:font-size="20pt" officeooo:rsid="001ec1c8" style:font-size-asian="20pt" style:font-size-complex="20pt"/>
    </style:style>
    <style:style style:name="T6" style:family="text">
      <style:text-properties style:font-name="aakar" fo:font-size="20pt" officeooo:rsid="00204804" style:font-size-asian="20pt" style:font-size-complex="20pt"/>
    </style:style>
    <style:style style:name="T7" style:family="text">
      <style:text-properties style:font-name="aakar" fo:font-size="20pt" officeooo:rsid="002289ec" style:font-size-asian="20pt" style:font-size-complex="20pt"/>
    </style:style>
    <style:style style:name="T8" style:family="text">
      <style:text-properties style:font-name="aakar" officeooo:rsid="00204804" style:font-size-asian="12.25pt"/>
    </style:style>
    <style:style style:name="T9" style:family="text">
      <style:text-properties style:font-name="aakar" officeooo:rsid="001ec1c8" style:font-size-asian="12.25pt"/>
    </style:style>
    <style:style style:name="T10" style:family="text">
      <style:text-properties style:font-name="aakar" officeooo:rsid="002289ec" style:font-size-asian="12.25pt"/>
    </style:style>
    <style:style style:name="T11" style:family="text">
      <style:text-properties style:font-name="aakar" fo:font-weight="bold" officeooo:rsid="001ec1c8" style:font-weight-asian="bold" style:font-weight-complex="bold"/>
    </style:style>
    <style:style style:name="T12" style:family="text">
      <style:text-properties style:text-position="super 58%"/>
    </style:style>
    <style:style style:name="T13" style:family="text">
      <style:text-properties officeooo:rsid="000958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ssignment no.</text:span><text:span text:style-name="T3"> 2<text:line-break/><text:line-break/><text:line-break/><text:line-break/>1</text:span><text:span text:style-name="T4">)</text:span><text:span text:style-name="T6"> </text:span><text:span text:style-name="T4">Which field of the customers table is the primary key?</text:span></text:p>
      <text:p text:style-name="P3"><text:s/>Ans- <text:span text:style-name="T13">C</text:span>num is the primary key </text:p>
      <text:p text:style-name="P3"/>
      <text:p text:style-name="P6">2) What is the 4<text:span text:style-name="T12">th</text:span> column of customer table?</text:p>
      <text:p text:style-name="P3">Ans- <text:s/><text:span text:style-name="T13">R</text:span>ating</text:p>
      <text:p text:style-name="P3"/>
      <text:p text:style-name="P2">3) What is another word for row? For column?</text:p>
      <text:p text:style-name="P4">Ans- <text:s/>The another word for row is Tuple, Entity and for column is Attribute.</text:p>
      <text:p text:style-name="P4"/>
      <text:p text:style-name="P6">4) Why is not it possible to see the first five rows of a table?</text:p>
      <text:p text:style-name="P3"/>
      <text:p text:style-name="P5">Ans- <text:span text:style-name="T13">SQL tables represents unordered sets and it is stored as distributed memory on server so it is not possible to see the first five rows of a table.</text:span><text:span text:style-name="T1"> </text:span><text:span text:style-name="T1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01:02.470024946</meta:creation-date>
    <dc:date>2023-09-11T23:08:22.297110086</dc:date>
    <meta:editing-duration>PT7M20S</meta:editing-duration>
    <meta:editing-cycles>1</meta:editing-cycles>
    <meta:document-statistic meta:table-count="0" meta:image-count="0" meta:object-count="0" meta:page-count="1" meta:paragraph-count="8" meta:word-count="98" meta:character-count="500" meta:non-whitespace-character-count="401"/>
    <meta:generator>LibreOffice/7.3.7.2$Linux_X86_64 LibreOffice_project/30$Build-2</meta:generator>
  </office:meta>
</office:document-meta>
</file>